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Multiply</text:p>
      <text:p text:style-name="P1">Multiply <text:s text:c="1"/>// <text:s text:c="1"/>Elementwise multiply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he product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Multip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ltiply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i>Δ</mi>
        <mspace width="0.222em"/>
        <mstyle mathvariant="monospace">
          <mi>𝚊</mi>
          <mi>𝚛</mi>
          <mi>𝚐</mi>
          <mn>1</mn>
        </mstyle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i>Δ</mi>
        <mspace width="0.222em"/>
        <mstyle mathvariant="monospace">
          <mi>𝚊</mi>
          <mi>𝚛</mi>
          <mi>𝚐</mi>
          <mn>0</mn>
        </mstyle>
      </mtd>
    </mtr>
  </mtable>
</math>
</file>